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30024f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30024f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30024f"/>
    </style:style>
    <style:style style:name="P11" style:family="paragraph" style:parent-style-name="Table_20_Contents">
      <style:paragraph-properties fo:text-align="center" style:justify-single-word="false"/>
      <style:text-properties officeooo:paragraph-rsid="0030024f"/>
    </style:style>
    <style:style style:name="P12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0024f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officeooo:paragraph-rsid="0030024f"/>
    </style:style>
    <style:style style:name="P1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0024f" style:font-size-asian="9pt" style:font-weight-asian="normal" style:font-size-complex="9pt" style:font-weight-complex="normal"/>
    </style:style>
    <style:style style:name="P15" style:family="paragraph" style:parent-style-name="Standard">
      <style:text-properties officeooo:paragraph-rsid="0031dec9"/>
    </style:style>
    <style:style style:name="P1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1dec9"/>
    </style:style>
    <style:style style:name="P17" style:family="paragraph" style:parent-style-name="Table_20_Contents">
      <style:paragraph-properties fo:text-align="start" style:justify-single-word="false"/>
      <style:text-properties officeooo:paragraph-rsid="0031dec9"/>
    </style:style>
    <style:style style:name="P18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dec9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FreeMono" fo:font-size="9pt" officeooo:paragraph-rsid="0031dec9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officeooo:rsid="00362d9c" officeooo:paragraph-rsid="0031dec9"/>
    </style:style>
    <style:style style:name="P23" style:family="paragraph" style:parent-style-name="Table_20_Contents">
      <style:paragraph-properties fo:text-align="center" style:justify-single-word="false"/>
      <style:text-properties officeooo:rsid="0042f57a" officeooo:paragraph-rsid="0031dec9" fo:background-color="#ffffff"/>
    </style:style>
    <style:style style:name="P24" style:family="paragraph" style:parent-style-name="Table_20_Contents">
      <style:paragraph-properties fo:text-align="center" style:justify-single-word="false"/>
      <style:text-properties officeooo:paragraph-rsid="0031dec9"/>
    </style:style>
    <style:style style:name="P25" style:family="paragraph" style:parent-style-name="Table_20_Contents">
      <style:text-properties officeooo:paragraph-rsid="0031dec9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1dec9"/>
    </style:style>
    <style:style style:name="P2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2c7afd" fo:background-color="#ffffff" loext:char-shading-value="0"/>
    </style:style>
    <style:style style:name="T6" style:family="text">
      <style:text-properties fo:color="#000000" style:text-underline-style="none" officeooo:rsid="00f6ed3a" fo:background-color="#ffffff" loext:char-shading-value="0"/>
    </style:style>
    <style:style style:name="T7" style:family="text">
      <style:text-properties fo:color="#000000" style:text-underline-style="none" officeooo:rsid="00fb804d" fo:background-color="#ffffff" loext:char-shading-value="0"/>
    </style:style>
    <style:style style:name="T8" style:family="text">
      <style:text-properties fo:color="#000000" style:text-underline-style="none" officeooo:rsid="000c2e18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0ed385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style:text-position="super 58%" style:text-underline-style="none" officeooo:rsid="002c7afd" fo:background-color="#ffffff" loext:char-shading-value="0"/>
    </style:style>
    <style:style style:name="T14" style:family="text">
      <style:text-properties fo:color="#000000" officeooo:rsid="002cecd1"/>
    </style:style>
    <style:style style:name="T15" style:family="text">
      <style:text-properties fo:color="#000000" officeooo:rsid="0030024f"/>
    </style:style>
    <style:style style:name="T16" style:family="text">
      <style:text-properties fo:color="#000000" officeooo:rsid="0031dec9"/>
    </style:style>
    <style:style style:name="T17" style:family="text">
      <style:text-properties officeooo:rsid="002c7afd"/>
    </style:style>
    <style:style style:name="T18" style:family="text">
      <style:text-properties officeooo:rsid="013d0498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3001fa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42f57a"/>
    </style:style>
    <style:style style:name="T25" style:family="text">
      <style:text-properties officeooo:rsid="003166d9"/>
    </style:style>
    <style:style style:name="T26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8">Registration Declaration</text:p>
      <text:p text:style-name="P7"/>
      <text:p text:style-name="P16"><text:span text:style-name="T17">We hereby declare, to all effects and purposes, that</text:span> <text:s/><text:span text:style-name="T17">the student</text:span> <text:text-input text:description="${person.name}">${person.name}</text:text-input>, n<text:span text:style-name="T17">r</text:span>. <text:text-input text:description="${person.student.number}">${person.student.number}</text:text-input>, <text:span text:style-name="T17">born in</text:span> <text:span text:style-name="T25"><text:text-input text:description="${lang.en(dates.extendedDate(person.dateOfBirthYearMonthDay))}">${lang.en(dates.extendedDate(person.dateOfBirthYearMonthDay))}</text:text-input></text:span>, <text:span text:style-name="T17">carrier of</text:span> <text:span text:style-name="T25"><text:text-input text:description="${lang.en(person.idDocumentType.localizedNameI18N)}">${lang.en(person.idDocumentType.localizedNameI18N)}</text:text-input></text:span> n<text:span text:style-name="T17">r</text:span>. <text:text-input text:description="${person.documentIdNumber}">${person.documentIdNumber}</text:text-input>, <text:text-input text:description="[#if person.female]">[#if person.female]</text:text-input><text:span text:style-name="T17">daughter</text:span><text:text-input text:description="[#elseif person.male]">[#elseif person.male]</text:text-input><text:span text:style-name="T17">son</text:span><text:text-input text:description="[/#if]">[/#if]</text:text-input> <text:span text:style-name="T17">of</text:span> <text:text-input text:description="${person.nameOfFather}">${person.nameOfFather}</text:text-input> <text:span text:style-name="T17">and of</text:span> <text:text-input text:description="person.nameOfMother"/><text:text-input text:description="${person.nameOfMother}">${person.nameOfMother}</text:text-input>, <text:span text:style-name="T17">registered with this school in the</text:span> <text:text-input text:description="${lang.en(curricularPlanInformation.degreePresentationName)}">${lang.en(curricularPlanInformation.degreePresentationName)}</text:text-input> <text:span text:style-name="T17">during the execution year of</text:span> <text:text-input text:description="${registration.startExecutionYear.name}">${registration.startExecutionYear.name}</text:text-input>.</text:p>
      <text:p text:style-name="P15"/>
      <text:p text:style-name="P25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</text:span><text:span text:style-name="T9">pedido de</text:span><text:span text:style-name="T8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5"><text:span text:style-name="T4">Est</text:span><text:span text:style-name="T6">a declaração</text:span><text:span text:style-name="T4"> </text:span><text:span text:style-name="T7">serve como comprovativo </text:span><text:span text:style-name="T8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6">a declaração</text:span><text:span text:style-name="T4"> </text:span><text:span text:style-name="T7">serve como comprovativo </text:span><text:span text:style-name="T8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6">a declaração</text:span><text:span text:style-name="T4"> </text:span><text:span text:style-name="T7">serve como comprovativo </text:span><text:span text:style-name="T8">para </text:span><text:span text:style-name="T10">efeitos</text:span><text:span text:style-name="T8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6">a declaração</text:span><text:span text:style-name="T4"> </text:span><text:span text:style-name="T7">serve como comprovativo </text:span><text:span text:style-name="T8">para </text:span><text:span text:style-name="T11">efeitos</text:span><text:span text:style-name="T8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6">a declaração</text:span><text:span text:style-name="T4"> </text:span><text:span text:style-name="T7">serve como comprovativo </text:span><text:span text:style-name="T8">para efeitos de requerimento de passe socia</text:span><text:span text:style-name="T9">l</text:span><text:span text:style-name="T8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25"><text:text-input text:description="[/#if]">[/#if]</text:text-input></text:p>
      <text:p text:style-name="P17"/>
      <text:p text:style-name="P17"><text:span text:style-name="T12">Faculdade de </text:span><text:span text:style-name="T16">Medicina Dentária</text:span><text:span text:style-name="T12"> da Universidade de Lisboa</text:span><text:span text:style-name="T22">, on the </text:span><text:span text:style-name="T24"><text:text-input text:description="${lang.en(dates.extendedDate(localizedDate.nowDate()))}">${lang.en(dates.extendedDate(localizedDate.nowDate()))}</text:text-input></text:span><text:span text:style-name="T19">.</text:span></text:p>
      <text:p text:style-name="P18"/>
      <text:p text:style-name="P25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9">O presente documento só é válido com assinatura e carimbo da instituição!</text:p>
            <text:p text:style-name="P20"><text:text-input text:description="[#if hasPricetag]">[#if hasPricetag]</text:text-input></text:p>
            <text:p text:style-name="P26"><text:span text:style-name="T21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2.B1" office:value-type="string">
            <text:p text:style-name="P22">Núcleo de Planeamento e Gestão Académica,</text:p>
            <text:p text:style-name="P22">O(<text:span text:style-name="T26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4"/>
          </table:table-cell>
        </table:table-row>
      </table:table>
      <text:p text:style-name="P25"><text:soft-page-break/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0"><text:text-input text:description="[#if hasPricetag]">[#if hasPricetag]</text:text-input></text:p>
            <text:p text:style-name="P26"><text:span text:style-name="T21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1.A2" office:value-type="string">
            <text:p text:style-name="P2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4:46:10.524179541</dc:date>
    <meta:editing-duration>PT1H4M16S</meta:editing-duration>
    <meta:editing-cycles>26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44" meta:character-count="2896" meta:non-whitespace-character-count="2690"/>
  </office:meta>
</office:document-meta>
</file>